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0a557"/>
    </style:style>
    <style:style style:name="P2" style:family="paragraph" style:parent-style-name="Text_20_body">
      <style:text-properties officeooo:rsid="0010a557" officeooo:paragraph-rsid="00117886"/>
    </style:style>
    <style:style style:name="P3" style:family="paragraph" style:parent-style-name="Title">
      <style:text-properties officeooo:rsid="0010a557"/>
    </style:style>
    <style:style style:name="P4" style:family="paragraph" style:parent-style-name="Text_20_body">
      <style:text-properties officeooo:rsid="00117886" officeooo:paragraph-rsid="00117886"/>
    </style:style>
    <style:style style:name="P5" style:family="paragraph" style:parent-style-name="Text_20_body">
      <style:text-properties officeooo:rsid="00147371" officeooo:paragraph-rsid="00147371"/>
    </style:style>
    <style:style style:name="P6" style:family="paragraph" style:parent-style-name="Text_20_body">
      <style:text-properties officeooo:rsid="0015ade8" officeooo:paragraph-rsid="0015ade8"/>
    </style:style>
    <style:style style:name="P7" style:family="paragraph" style:parent-style-name="Text_20_body">
      <style:text-properties officeooo:rsid="0018b0af" officeooo:paragraph-rsid="0018b0af"/>
    </style:style>
    <style:style style:name="T1" style:family="text">
      <style:text-properties officeooo:rsid="00117886"/>
    </style:style>
    <style:style style:name="T2" style:family="text">
      <style:text-properties officeooo:rsid="00123168"/>
    </style:style>
    <style:style style:name="T3" style:family="text">
      <style:text-properties officeooo:rsid="0015f50c"/>
    </style:style>
    <style:style style:name="T4" style:family="text">
      <style:text-properties officeooo:rsid="00179c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iikkoraportti 2</text:p>
      <text:p text:style-name="P1"/>
      <text:p text:style-name="P2">Tämä viikko on ollut vähän hitaampi. <text:span text:style-name="T1">Olen tehnyt enimmäkseen testejä.</text:span></text:p>
      <text:p text:style-name="P2"/>
      <text:p text:style-name="P4">Isoin asia jota olen tehnyt on MazeGeneratorin testit. <text:span text:style-name="T2">genertorGeneratesAPerfectMaze() testi ensiksi generoi labyrintin ja sitten käy generoitua labyrinttiä läpi leveyssuuntaisella läpikäynnillä. Jokaisen käydyn lattia tilen koordinaatti laitetaan settiin (Vec2 muodossa). Jos setti sisältää tällä hetkellä tarkistettavan tilen koordinaatin tarkoittaa se, että labyrintissä on sykli joka tarkoittaa, että labyrintti ei ole täydellinen jolloin testi epäonnistuu.</text:span></text:p>
      <text:p text:style-name="P5">Samaa testiä varten jouduin(pääsin) toteuttamaan jonon. Valitsin linkitetyn (noodi) rakenteen koska sen toiminta oli helpompi hahmottaa ja siten myös helpompi toteuttaa.</text:p>
      <text:p text:style-name="P6">Ensimmäinen oikea ongelma/bugi projektin kanssa tuli saman testin toteutuksessa. Olin onneksi perjantain ohjauksessa, kun ongelma ilmeni joten sain apua heti. Ongelma johtui kahdesta asiasta. Jonon poisto-operaatio ei toiminut oikein, kun jonossa oli <text:span text:style-name="T3">kaksi alkiota jäljellä. Toinen johtui siitä, että unohdin toteuttaa equalsin ja hashcoden jonka takia setti joka sisälsi läpikäydyt koordinaatit ei koskaan tyhjentynyt.</text:span></text:p>
      <text:p text:style-name="P4"/>
      <text:p text:style-name="P4">Olen lisännyt coberturan proje<text:span text:style-name="T4">k</text:span>tiin <text:span text:style-name="T4">joten rivikattavuudet voi generoida mvn cobertura:cobertura</text:span>.</text:p>
      <text:p text:style-name="P4"/>
      <text:p text:style-name="P7">Aion aloittaa huoneen generoinnin toteutuksen saatuani tämän raportin valmiiksi. Se mitä näkyy viikkopalautus commitissa on se mitä olen tällä viikolla saanut aikaan huoneen generoinni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9:37:58.377000000</meta:creation-date>
    <dc:date>2015-05-31T22:37:23.462323372</dc:date>
    <meta:editing-duration>PT13M34S</meta:editing-duration>
    <meta:editing-cycles>5</meta:editing-cycles>
    <meta:generator>LibreOffice/4.2.8.2$Linux_X86_64 LibreOffice_project/420m0$Build-2</meta:generator>
    <meta:document-statistic meta:table-count="0" meta:image-count="0" meta:object-count="0" meta:page-count="1" meta:paragraph-count="7" meta:word-count="177" meta:character-count="1418" meta:non-whitespace-character-count="1418"/>
  </office:meta>
</office:document-meta>
</file>